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character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fa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ase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d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oban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lann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ie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chax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ia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ugro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rin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l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ile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folku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larke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lmvrol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phamvi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gru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lgu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tie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phnul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enmoo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mial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dag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kan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len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ne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do" table:style-name="ta1">
        <table:table-column table:style-name="co2" table:default-cell-style-name="Default"/>
        <table:table-row table:style-name="ro1">
          <table:table-cell office:value-type="string" calcext:value-type="string">
            <text:p>implement faction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0:18:41.902076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44:18.791191039</meta:creation-date>
    <meta:generator>LibreOffice/6.4.7.2$Linux_X86_64 LibreOffice_project/40$Build-2</meta:generator>
    <dc:date>2021-06-27T19:03:10.285495824</dc:date>
    <meta:editing-duration>PT6H32M26S</meta:editing-duration>
    <meta:editing-cycles>5</meta:editing-cycles>
    <meta:document-statistic meta:table-count="2" meta:cell-count="218" meta:object-count="0"/>
    <meta:user-defined meta:name="date">YYYY-06-DDT17:19:39.119</meta:user-defined>
  </office:meta>
</office:document-meta>
</file>